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2.228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6717in"/>
    </style:style>
    <style:style style:name="co12" style:family="table-column">
      <style:table-column-properties fo:break-before="auto" style:column-width="1.8571in"/>
    </style:style>
    <style:style style:name="ro1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wrap-option="wrap" style:vertical-align="top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in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direction="ttb" style:vertical-align="to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5" table:default-cell-style-name="ce7"/>
        <table:table-column table:style-name="co6" table:default-cell-style-name="ce8"/>
        <table:table-column table:style-name="co5" table:default-cell-style-name="ce7"/>
        <table:table-column table:style-name="co10" table:default-cell-style-name="ce20"/>
        <table:table-column table:style-name="co11" table:default-cell-style-name="ce8"/>
        <table:table-column table:style-name="co12" table:default-cell-style-name="ce8"/>
        <table:table-column table:style-name="co1" table:default-cell-style-name="ce5"/>
        <table:table-column table:style-name="co1" table:default-cell-style-name="ce13"/>
        <table:table-row table:style-name="ro1">
          <table:table-cell table:style-name="ce1" office:value-type="string" table:number-columns-spanned="9" table:number-rows-spanned="1">
            <text:p>Test cases for SMS Pro Software</text:p>
          </table:table-cell>
          <table:covered-table-cell table:style-name="Default"/>
          <table:covered-table-cell table:style-name="ce7"/>
          <table:covered-table-cell table:number-columns-repeated="6" table:style-name="Default"/>
        </table:table-row>
        <table:table-row table:style-name="ro2">
          <table:table-cell table:style-name="ce17" office:value-type="string">
            <text:p>Test case ID</text:p>
          </table:table-cell>
          <table:table-cell table:style-name="ce6" office:value-type="string">
            <text:p>Test case description</text:p>
          </table:table-cell>
          <table:table-cell table:style-name="ce6" office:value-type="string">
            <text:p>Preconditions / Requirements</text:p>
          </table:table-cell>
          <table:table-cell table:style-name="ce9" office:value-type="string">
            <text:p>Test data</text:p>
          </table:table-cell>
          <table:table-cell table:style-name="ce6" office:value-type="string">
            <text:p>Steps to be followed</text:p>
          </table:table-cell>
          <table:table-cell table:style-name="ce6" office:value-type="string">
            <text:p>Expected result</text:p>
          </table:table-cell>
          <table:table-cell table:style-name="ce9" office:value-type="string">
            <text:p>Actual result</text:p>
          </table:table-cell>
          <table:table-cell table:style-name="ce6" office:value-type="string">
            <text:p>Status Pass/Fail</text:p>
          </table:table-cell>
          <table:table-cell table:style-name="ce6" office:value-type="string">
            <text:p>Date of Creation</text:p>
          </table:table-cell>
        </table:table-row>
        <table:table-row table:style-name="ro5">
          <table:table-cell table:style-name="ce18" office:value-type="float" office:value="1">
            <text:p>1</text:p>
          </table:table-cell>
          <table:table-cell office:value-type="string">
            <text:p>Login field</text:p>
          </table:table-cell>
          <table:table-cell office:value-type="string">
            <text:p>Home page should be open</text:p>
          </table:table-cell>
          <table:table-cell table:style-name="ce8" office:value-type="string">
            <text:p><text:s/>Corrrect Username &amp; password</text:p>
          </table:table-cell>
          <table:table-cell table:style-name="ce10" office:value-type="string">
            <text:p>1.Open the website <text:s text:c="9"/>2.Enter Correct username &amp; password <text:s text:c="24"/>3.Click on login</text:p>
          </table:table-cell>
          <table:table-cell table:style-name="ce21" office:value-type="string">
            <text:p>Successful Login</text:p>
          </table:table-cell>
          <table:table-cell table:style-name="ce21" office:value-type="string">
            <text:p>Successful Login</text:p>
          </table:table-cell>
          <table:table-cell office:value-type="string">
            <text:p>Pass</text:p>
          </table:table-cell>
          <table:table-cell office:value-type="date" office:date-value="2014-07-08">
            <text:p>07/08/14</text:p>
          </table:table-cell>
        </table:table-row>
        <table:table-row table:style-name="ro5">
          <table:table-cell table:style-name="ce19" office:value-type="float" office:value="2">
            <text:p>2</text:p>
          </table:table-cell>
          <table:table-cell office:value-type="string">
            <text:p>Login field</text:p>
          </table:table-cell>
          <table:table-cell office:value-type="string">
            <text:p>Home page should be open</text:p>
          </table:table-cell>
          <table:table-cell table:style-name="ce8" office:value-type="string">
            <text:p>Incorrect Username &amp; password</text:p>
          </table:table-cell>
          <table:table-cell table:style-name="ce10" office:value-type="string">
            <text:p>1.Open the website <text:s text:c="9"/>2.Enter Incorrect username &amp; password <text:s text:c="24"/>3.Click on login</text:p>
          </table:table-cell>
          <table:table-cell office:value-type="string">
            <text:p>Error message should be displayed</text:p>
          </table:table-cell>
          <table:table-cell table:style-name="ce7" office:value-type="string">
            <text:p>Error message is displayed</text:p>
          </table:table-cell>
          <table:table-cell office:value-type="string">
            <text:p>Pass</text:p>
          </table:table-cell>
          <table:table-cell office:value-type="date" office:date-value="2014-07-08">
            <text:p>07/08/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ogin page</text:p>
          </table:table-cell>
          <table:table-cell office:value-type="string">
            <text:p>Home page should be open</text:p>
          </table:table-cell>
          <table:table-cell table:style-name="ce10" office:value-type="string">
            <text:p>Registration for new user</text:p>
          </table:table-cell>
          <table:table-cell table:style-name="ce10" office:value-type="string">
            <text:p>1.Open the website <text:s text:c="9"/>2.Check for registration tab</text:p>
          </table:table-cell>
          <table:table-cell table:style-name="ce10" office:value-type="string">
            <text:p>Registration tab should be available</text:p>
          </table:table-cell>
          <table:table-cell table:style-name="ce10" office:value-type="string">
            <text:p>Registration tab is not available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ogin page</text:p>
          </table:table-cell>
          <table:table-cell office:value-type="string">
            <text:p>Home page should be open</text:p>
          </table:table-cell>
          <table:table-cell office:value-type="string">
            <text:p>Call now button</text:p>
          </table:table-cell>
          <table:table-cell table:style-name="ce10" office:value-type="string">
            <text:p>1.Open the website <text:s text:c="10"/>2.Click on Call now button</text:p>
          </table:table-cell>
          <table:table-cell table:style-name="ce10" office:value-type="string">
            <text:p>Page should be directed to related link</text:p>
          </table:table-cell>
          <table:table-cell table:style-name="ce10" office:value-type="string">
            <text:p>Page is directed to related link</text:p>
          </table:table-cell>
          <table:table-cell office:value-type="string">
            <text:p>Pass</text:p>
          </table:table-cell>
          <table:table-cell office:value-type="date" office:date-value="2014-07-08">
            <text:p>07/08/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ogin page</text:p>
          </table:table-cell>
          <table:table-cell office:value-type="string">
            <text:p>Home page should be open</text:p>
          </table:table-cell>
          <table:table-cell office:value-type="string">
            <text:p>Call now button</text:p>
          </table:table-cell>
          <table:table-cell table:style-name="ce10" office:value-type="string">
            <text:p>1.Open the website <text:s text:c="10"/>2.Check for any mistake </text:p>
          </table:table-cell>
          <table:table-cell table:style-name="ce10" office:value-type="string">
            <text:p>Call now button Should be named as Contact Us <text:s/></text:p>
          </table:table-cell>
          <table:table-cell office:value-type="string">
            <text:p>Button is not named appropriately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8">
          <table:table-cell office:value-type="float" office:value="6">
            <text:p>6</text:p>
          </table:table-cell>
          <table:table-cell table:style-name="ce8" office:value-type="string">
            <text:p>Rules &amp; regulations </text:p>
          </table:table-cell>
          <table:table-cell office:value-type="string">
            <text:p>First page should be open</text:p>
          </table:table-cell>
          <table:table-cell table:style-name="ce8" office:value-type="string">
            <text:p>Rules &amp; regulations (Content written)</text:p>
          </table:table-cell>
          <table:table-cell table:style-name="ce8" office:value-type="string">
            <text:p>1.Open the first page <text:s text:c="8"/>2.Read the content <text:s text:c="11"/>3.Check for punctuation, spellings &amp; grammatical mistakes</text:p>
          </table:table-cell>
          <table:table-cell office:value-type="string">
            <text:p>Information Content Should be neat(with punctuation)without spellings &amp; grammatical mistakes</text:p>
          </table:table-cell>
          <table:table-cell office:value-type="string">
            <text:p>Information Content is not neat(with punctuation). There are some spellings &amp; grammatical mistakes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9">
          <table:table-cell office:value-type="float" office:value="7">
            <text:p>7</text:p>
          </table:table-cell>
          <table:table-cell table:style-name="ce8" office:value-type="string">
            <text:p>Text SMS, Voice SMS menu</text:p>
          </table:table-cell>
          <table:table-cell office:value-type="string">
            <text:p>First page should be open</text:p>
          </table:table-cell>
          <table:table-cell table:style-name="ce8" office:value-type="string">
            <text:p>Text SMS, Voice SMS menu</text:p>
          </table:table-cell>
          <table:table-cell table:style-name="ce8" office:value-type="string">
            <text:p>1.Open the first page <text:s text:c="9"/>2.Click on any menu button 3.Check for Text SMS,Voice SMS menu <text:s text:c="16"/>4.Repeat the steps for every menu button <text:s/></text:p>
          </table:table-cell>
          <table:table-cell office:value-type="string">
            <text:p>Text SMS, Voice SMS menu should be on Send SMS page only</text:p>
          </table:table-cell>
          <table:table-cell office:value-type="string">
            <text:p>Text SMS, Voice SMS menu are on every page 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Send SMS menu</text:p>
          </table:table-cell>
          <table:table-cell office:value-type="string">
            <text:p>Send SMS page should be open</text:p>
          </table:table-cell>
          <table:table-cell table:style-name="ce8" office:value-type="string">
            <text:p>Message &amp; Number fields &amp; Save button</text:p>
          </table:table-cell>
          <table:table-cell table:style-name="ce8" office:value-type="string">
            <text:p>1.Open the Send SMS page <text:s text:c="5"/>2.Enter any message <text:s text:c="4"/>3.Enter any correct mobile number <text:s text:c="25"/>4.Click on Send SMS</text:p>
          </table:table-cell>
          <table:table-cell office:value-type="string">
            <text:p>SMS should be sent. Correct message should be generated</text:p>
          </table:table-cell>
          <table:table-cell office:value-type="string">
            <text:p>SMS is sent. Incorrect message is generated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end SMS menu</text:p>
          </table:table-cell>
          <table:table-cell office:value-type="string">
            <text:p>Send SMS page should be open</text:p>
          </table:table-cell>
          <table:table-cell office:value-type="string">
            <text:p>Message field</text:p>
          </table:table-cell>
          <table:table-cell table:style-name="ce8" office:value-type="string">
            <text:p>1.Open the Send SMS page <text:s text:c="5"/>2.Enter any message <text:s text:c="4"/></text:p>
          </table:table-cell>
          <table:table-cell table:style-name="ce10" office:value-type="string">
            <text:p>Maximum characters Limit should be given</text:p>
          </table:table-cell>
          <table:table-cell table:style-name="ce10" office:value-type="string">
            <text:p>Maximum characters Limit is not given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Send SMS menu</text:p>
          </table:table-cell>
          <table:table-cell office:value-type="string">
            <text:p>Send SMS page should be open</text:p>
          </table:table-cell>
          <table:table-cell office:value-type="string">
            <text:p>Mobile numbers Field</text:p>
          </table:table-cell>
          <table:table-cell table:style-name="ce8" office:value-type="string">
            <text:p>1.Open the Send SMS page <text:s text:c="5"/>2.Enter any message <text:s text:c="4"/>3.Enter mobile numbers</text:p>
          </table:table-cell>
          <table:table-cell table:style-name="ce10" office:value-type="string">
            <text:p>Maximum mobile numbers Limit should be given</text:p>
          </table:table-cell>
          <table:table-cell office:value-type="string">
            <text:p>Maximum mobile numbers Limit is not given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5">
          <table:table-cell office:value-type="float" office:value="11">
            <text:p>11</text:p>
          </table:table-cell>
          <table:table-cell table:style-name="ce8" office:value-type="string">
            <text:p>Msg Template menu position</text:p>
          </table:table-cell>
          <table:table-cell office:value-type="string">
            <text:p>First page should be open</text:p>
          </table:table-cell>
          <table:table-cell table:style-name="ce8" office:value-type="string">
            <text:p>Msg Template menu position</text:p>
          </table:table-cell>
          <table:table-cell table:style-name="ce8" office:value-type="string">
            <text:p>1.Open the first page <text:s text:c="8"/>2.Check the Msg template menu</text:p>
          </table:table-cell>
          <table:table-cell table:style-name="ce10" office:value-type="string">
            <text:p>Msg Template menu should have been placed on Send SMS page above templates</text:p>
          </table:table-cell>
          <table:table-cell office:value-type="string">
            <text:p>Msg Template menu is placed in the menu list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Groups menu </text:p>
          </table:table-cell>
          <table:table-cell office:value-type="string">
            <text:p>Send SMS page should be open</text:p>
          </table:table-cell>
          <table:table-cell office:value-type="string">
            <text:p>Groups menu </text:p>
          </table:table-cell>
          <table:table-cell table:style-name="ce8" office:value-type="string">
            <text:p>1.Open the Send SMS page <text:s text:c="5"/>2.Check for groups menu</text:p>
          </table:table-cell>
          <table:table-cell table:style-name="ce10" office:value-type="string">
            <text:p>Groups menu should have been placed on Send SMS page above group names</text:p>
          </table:table-cell>
          <table:table-cell table:style-name="ce7" office:value-type="string">
            <text:p>Groups menu is absent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MS History page </text:p>
          </table:table-cell>
          <table:table-cell office:value-type="string">
            <text:p>SMS History page should be open</text:p>
          </table:table-cell>
          <table:table-cell office:value-type="string">
            <text:p>Date field</text:p>
          </table:table-cell>
          <table:table-cell table:style-name="ce8" office:value-type="string">
            <text:p>1.Open the SMS History page <text:s text:c="2"/>2.Click on Date field <text:s text:c="7"/>3.Click on search</text:p>
          </table:table-cell>
          <table:table-cell office:value-type="string">
            <text:p>Only date of the day should be asked </text:p>
          </table:table-cell>
          <table:table-cell office:value-type="string">
            <text:p>Date &amp; time of the day is asked 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MS History page </text:p>
          </table:table-cell>
          <table:table-cell office:value-type="string">
            <text:p>SMS History page should be open</text:p>
          </table:table-cell>
          <table:table-cell office:value-type="string">
            <text:p>Date field</text:p>
          </table:table-cell>
          <table:table-cell table:style-name="ce8" office:value-type="string">
            <text:p>1.Open SMS history page 2.Check the date field</text:p>
          </table:table-cell>
          <table:table-cell office:value-type="string">
            <text:p>Date format should be<text:span text:style-name="T1"> </text:span><text:span text:style-name="T1">DD/MM/YY</text:span></text:p>
          </table:table-cell>
          <table:table-cell table:style-name="ce7" office:value-type="string">
            <text:p>Date format is MM/DD/YY</text:p>
          </table:table-cell>
          <table:table-cell office:value-type="string">
            <text:p>Fail</text:p>
          </table:table-cell>
          <table:table-cell office:value-type="date" office:date-value="2014-07-08">
            <text:p>07/08/14</text:p>
          </table:table-cell>
        </table:table-row>
        <table:table-row table:style-name="ro6">
          <table:table-cell office:value-type="float" office:value="15">
            <text:p>15</text:p>
          </table:table-cell>
          <table:table-cell table:style-name="ce8" office:value-type="string">
            <text:p>Ask for more SMS menu </text:p>
          </table:table-cell>
          <table:table-cell office:value-type="string">
            <text:p>First page should be open</text:p>
          </table:table-cell>
          <table:table-cell table:style-name="ce8" office:value-type="string">
            <text:p>Ask for more SMS menu </text:p>
          </table:table-cell>
          <table:table-cell office:value-type="string">
            <text:p>1.Open the first page <text:s text:c="8"/>2.Look for Ask for more SMS menu </text:p>
          </table:table-cell>
          <table:table-cell office:value-type="string">
            <text:p>It Should be named as Recharge the account</text:p>
          </table:table-cell>
          <table:table-cell office:value-type="string">
            <text:p>Menu is not named appropriately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Home Icon <text:s/></text:p>
          </table:table-cell>
          <table:table-cell office:value-type="string">
            <text:p>Any page should be open</text:p>
          </table:table-cell>
          <table:table-cell table:style-name="ce8" office:value-type="string">
            <text:p>Home Icon on every page </text:p>
          </table:table-cell>
          <table:table-cell office:value-type="string">
            <text:p>1.Open any page <text:s text:c="10"/>2.Bring the mouse pointer on Home icon <text:s text:c="18"/>3.Check the name of icon </text:p>
          </table:table-cell>
          <table:table-cell office:value-type="string">
            <text:p>It Should be named as Home</text:p>
          </table:table-cell>
          <table:table-cell office:value-type="string">
            <text:p>Icon is not named appropriately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Msg Template menu</text:p>
          </table:table-cell>
          <table:table-cell office:value-type="string">
            <text:p>Msg Template page should be open</text:p>
          </table:table-cell>
          <table:table-cell office:value-type="string">
            <text:p>Save button</text:p>
          </table:table-cell>
          <table:table-cell office:value-type="string">
            <text:p>1.Open the Msg template page <text:s/>2.Enter message name <text:s text:c="12"/>3.Enter any message <text:s text:c="4"/>4.Click on save </text:p>
          </table:table-cell>
          <table:table-cell office:value-type="string">
            <text:p>Message should be saved as template</text:p>
          </table:table-cell>
          <table:table-cell office:value-type="string">
            <text:p>Message is saved as template</text:p>
          </table:table-cell>
          <table:table-cell office:value-type="string">
            <text:p>Pass</text:p>
          </table:table-cell>
          <table:table-cell office:value-type="date" office:date-value="2014-08-08">
            <text:p>08/08/1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sg Template page</text:p>
          </table:table-cell>
          <table:table-cell office:value-type="string">
            <text:p>Msg Template page should be open</text:p>
          </table:table-cell>
          <table:table-cell office:value-type="string">
            <text:p>Delete option</text:p>
          </table:table-cell>
          <table:table-cell office:value-type="string">
            <text:p>1.Open the Msg template page <text:s/>2.Look for delete option</text:p>
          </table:table-cell>
          <table:table-cell office:value-type="string">
            <text:p>Delete option should be available</text:p>
          </table:table-cell>
          <table:table-cell office:value-type="string">
            <text:p>Delete option is not availabl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Msg Template page</text:p>
          </table:table-cell>
          <table:table-cell office:value-type="string">
            <text:p>Msg Template page should be open</text:p>
          </table:table-cell>
          <table:table-cell table:style-name="ce8" office:value-type="string">
            <text:p>Previously saved templates option </text:p>
          </table:table-cell>
          <table:table-cell office:value-type="string">
            <text:p>1.Open the Msg template page <text:s/>2.Look for Previously saved templates option </text:p>
          </table:table-cell>
          <table:table-cell office:value-type="string">
            <text:p>Previously saved templates list should be available</text:p>
          </table:table-cell>
          <table:table-cell office:value-type="string">
            <text:p>Previously saved templates are not availabl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sg Template page</text:p>
          </table:table-cell>
          <table:table-cell office:value-type="string">
            <text:p>Msg Template page should be open</text:p>
          </table:table-cell>
          <table:table-cell office:value-type="string">
            <text:p>Edit &amp; Update option </text:p>
          </table:table-cell>
          <table:table-cell office:value-type="string">
            <text:p>1.Open the Msg template page <text:s/>2.Look for Edit &amp; Update option </text:p>
          </table:table-cell>
          <table:table-cell office:value-type="string">
            <text:p>Edit &amp; Update option should be available</text:p>
          </table:table-cell>
          <table:table-cell office:value-type="string">
            <text:p>Edit &amp; Update option is not availabl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Contact sedna Icon <text:s/></text:p>
          </table:table-cell>
          <table:table-cell office:value-type="string">
            <text:p>Any page should be open</text:p>
          </table:table-cell>
          <table:table-cell table:style-name="ce8" office:value-type="string">
            <text:p>Contact sedna Icon on every page </text:p>
          </table:table-cell>
          <table:table-cell office:value-type="string">
            <text:p>1.Open any page <text:s text:c="10"/>2.Bring the mouse pointer on Contact sedna icon <text:s text:c="8"/><text:s text:c="10"/>3.Check the name of icon </text:p>
          </table:table-cell>
          <table:table-cell office:value-type="string">
            <text:p>It Should be named as Recharge the account</text:p>
          </table:table-cell>
          <table:table-cell office:value-type="string">
            <text:p>Icon is not named appropriately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Create group menu</text:p>
          </table:table-cell>
          <table:table-cell office:value-type="string">
            <text:p>Create group page should be open</text:p>
          </table:table-cell>
          <table:table-cell office:value-type="string">
            <text:p>Save button</text:p>
          </table:table-cell>
          <table:table-cell office:value-type="string">
            <text:p>1.Open the Create group page <text:s/>2.Enter group name <text:s text:c="12"/>3.Enter correct mobile numbers <text:s text:c="4"/>4.Click on save </text:p>
          </table:table-cell>
          <table:table-cell office:value-type="string">
            <text:p>Group should be saved successfully</text:p>
          </table:table-cell>
          <table:table-cell office:value-type="string">
            <text:p>Group is saved successfully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reate group menu</text:p>
          </table:table-cell>
          <table:table-cell office:value-type="string">
            <text:p>Create group page should be open</text:p>
          </table:table-cell>
          <table:table-cell office:value-type="string">
            <text:p>Delete option</text:p>
          </table:table-cell>
          <table:table-cell office:value-type="string">
            <text:p>1.Open the Create group page <text:s/>2.Look for delete option</text:p>
          </table:table-cell>
          <table:table-cell office:value-type="string">
            <text:p>Delete option should be available</text:p>
          </table:table-cell>
          <table:table-cell office:value-type="string">
            <text:p>Delete option is not availabl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Create group menu</text:p>
          </table:table-cell>
          <table:table-cell office:value-type="string">
            <text:p>Create group page should be open</text:p>
          </table:table-cell>
          <table:table-cell table:style-name="ce8" office:value-type="string">
            <text:p>Previously saved templates option </text:p>
          </table:table-cell>
          <table:table-cell office:value-type="string">
            <text:p>1.Open the Create group page <text:s/>2.Look for Previously saved groups option </text:p>
          </table:table-cell>
          <table:table-cell office:value-type="string">
            <text:p>Previously saved groups list should be available</text:p>
          </table:table-cell>
          <table:table-cell office:value-type="string">
            <text:p>Previously saved groups are not availabl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reate group menu</text:p>
          </table:table-cell>
          <table:table-cell office:value-type="string">
            <text:p>Create group page should be open</text:p>
          </table:table-cell>
          <table:table-cell office:value-type="string">
            <text:p>Edit &amp; Update option </text:p>
          </table:table-cell>
          <table:table-cell office:value-type="string">
            <text:p>1.Open the Msg template page <text:s/>2.Look for Edit &amp; Update option </text:p>
          </table:table-cell>
          <table:table-cell office:value-type="string">
            <text:p>Edit &amp; Update option should be available</text:p>
          </table:table-cell>
          <table:table-cell office:value-type="string">
            <text:p>Edit &amp; Update option is not availabl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Update group menu</text:p>
          </table:table-cell>
          <table:table-cell office:value-type="string">
            <text:p>Update group page should be open</text:p>
          </table:table-cell>
          <table:table-cell office:value-type="string">
            <text:p>Saved numbers</text:p>
          </table:table-cell>
          <table:table-cell office:value-type="string">
            <text:p>1.Open the Update group page <text:s/>2.Click on Group name drop down <text:s text:c="20"/></text:p>
          </table:table-cell>
          <table:table-cell office:value-type="string">
            <text:p>Saved numbers should be displayed</text:p>
          </table:table-cell>
          <table:table-cell office:value-type="string">
            <text:p>Saved numbers are not displayed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Update group menu</text:p>
          </table:table-cell>
          <table:table-cell office:value-type="string">
            <text:p>Update group page should be open</text:p>
          </table:table-cell>
          <table:table-cell office:value-type="string">
            <text:p>Name of the page </text:p>
          </table:table-cell>
          <table:table-cell office:value-type="string">
            <text:p>1.Open the Update group page <text:s/>2.Look for page name <text:s text:c="15"/></text:p>
          </table:table-cell>
          <table:table-cell office:value-type="string">
            <text:p>Name of the page should be shown</text:p>
          </table:table-cell>
          <table:table-cell office:value-type="string">
            <text:p>Name of the page is not given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28">
            <text:p>28</text:p>
          </table:table-cell>
          <table:table-cell table:style-name="ce8" office:value-type="string">
            <text:p>Update group menu position</text:p>
          </table:table-cell>
          <table:table-cell table:style-name="ce7" office:value-type="string">
            <text:p>First page should be open</text:p>
          </table:table-cell>
          <table:table-cell table:style-name="ce8" office:value-type="string">
            <text:p>Update group menu position</text:p>
          </table:table-cell>
          <table:table-cell office:value-type="string">
            <text:p>1.Open the first page <text:s text:c="5"/>2.Look for Update group option</text:p>
          </table:table-cell>
          <table:table-cell office:value-type="string">
            <text:p>Update group option should be in Create group menu </text:p>
          </table:table-cell>
          <table:table-cell office:value-type="string">
            <text:p>Update group option is not in Create group menu 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29">
            <text:p>29</text:p>
          </table:table-cell>
          <table:table-cell table:style-name="ce8" office:value-type="string">
            <text:p>Delete group menu Position</text:p>
          </table:table-cell>
          <table:table-cell table:style-name="ce7" office:value-type="string">
            <text:p>First page should be open</text:p>
          </table:table-cell>
          <table:table-cell table:style-name="ce8" office:value-type="string">
            <text:p>Delete group menu position</text:p>
          </table:table-cell>
          <table:table-cell office:value-type="string">
            <text:p>1.Open the first page <text:s text:c="5"/>2.Look for delete group option</text:p>
          </table:table-cell>
          <table:table-cell office:value-type="string">
            <text:p>Delete group option should be in Create group menu </text:p>
          </table:table-cell>
          <table:table-cell office:value-type="string">
            <text:p>Delete group option is not in Create group menu 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30">
            <text:p>30</text:p>
          </table:table-cell>
          <table:table-cell table:style-name="ce8" office:value-type="string">
            <text:p>Delete Template menu position</text:p>
          </table:table-cell>
          <table:table-cell table:style-name="ce7" office:value-type="string">
            <text:p>First page should be open</text:p>
          </table:table-cell>
          <table:table-cell table:style-name="ce8" office:value-type="string">
            <text:p>Delete Template menu position</text:p>
          </table:table-cell>
          <table:table-cell office:value-type="string">
            <text:p>1.Open the first page <text:s text:c="5"/>2.Look for delete template option</text:p>
          </table:table-cell>
          <table:table-cell office:value-type="string">
            <text:p>Delete template option should be in Msg template menu </text:p>
          </table:table-cell>
          <table:table-cell office:value-type="string">
            <text:p>Delete template option is not in Msg template menu 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Create group menu</text:p>
          </table:table-cell>
          <table:table-cell office:value-type="string">
            <text:p>Create group page should be open</text:p>
          </table:table-cell>
          <table:table-cell office:value-type="string">
            <text:p>Save Name option</text:p>
          </table:table-cell>
          <table:table-cell office:value-type="string">
            <text:p>1.Open the Create group page <text:s/>2.Look for Option of name of contact number</text:p>
          </table:table-cell>
          <table:table-cell office:value-type="string">
            <text:p>Group should accept name &amp; number </text:p>
          </table:table-cell>
          <table:table-cell office:value-type="string">
            <text:p>It accepts only number &amp; does not ask for nam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Send SMS menu</text:p>
          </table:table-cell>
          <table:table-cell office:value-type="string">
            <text:p>Send SMS page should be open</text:p>
          </table:table-cell>
          <table:table-cell office:value-type="string">
            <text:p>Number field </text:p>
          </table:table-cell>
          <table:table-cell table:style-name="ce8" office:value-type="string">
            <text:p>1.Open the Send SMS page <text:s text:c="5"/>2.Enter any message <text:s text:c="4"/>3.Enter any Incorrect mobile number <text:s text:c="25"/>4.Click on Send SMS</text:p>
          </table:table-cell>
          <table:table-cell office:value-type="string">
            <text:p>Error message should be displayed</text:p>
          </table:table-cell>
          <table:table-cell office:value-type="string">
            <text:p>Error message is not displayed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nd SMS menu</text:p>
          </table:table-cell>
          <table:table-cell office:value-type="string">
            <text:p>Send SMS page should be open</text:p>
          </table:table-cell>
          <table:table-cell office:value-type="string">
            <text:p>Signature field</text:p>
          </table:table-cell>
          <table:table-cell table:style-name="ce8" office:value-type="string">
            <text:p>1.Open the Send SMS page <text:s text:c="5"/>2.Look for Signature field</text:p>
          </table:table-cell>
          <table:table-cell table:style-name="ce10" office:value-type="string">
            <text:p>Signature field should be available </text:p>
          </table:table-cell>
          <table:table-cell table:style-name="ce10" office:value-type="string">
            <text:p>Signature field is not available 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nd SMS menu</text:p>
          </table:table-cell>
          <table:table-cell office:value-type="string">
            <text:p>Send SMS page should be open</text:p>
          </table:table-cell>
          <table:table-cell office:value-type="string">
            <text:p>Contact list</text:p>
          </table:table-cell>
          <table:table-cell table:style-name="ce8" office:value-type="string">
            <text:p>1.Open the Send SMS page <text:s text:c="5"/>2.Look for Contact list</text:p>
          </table:table-cell>
          <table:table-cell table:style-name="ce10" office:value-type="string">
            <text:p>Contact list should be available on the page</text:p>
          </table:table-cell>
          <table:table-cell table:style-name="ce10" office:value-type="string">
            <text:p>Contact list is not available on the pag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ontacts menu option</text:p>
          </table:table-cell>
          <table:table-cell table:style-name="ce7" office:value-type="string">
            <text:p>First page should be open</text:p>
          </table:table-cell>
          <table:table-cell office:value-type="string">
            <text:p>Contacts menu option</text:p>
          </table:table-cell>
          <table:table-cell table:style-name="ce8" office:value-type="string">
            <text:p>1.Open the first page <text:s text:c="5"/>2.Look for Contacts menu</text:p>
          </table:table-cell>
          <table:table-cell table:style-name="ce10" office:value-type="string">
            <text:p>Contacts menu should be available on the page</text:p>
          </table:table-cell>
          <table:table-cell table:style-name="ce10" office:value-type="string">
            <text:p>Contacts menu is not available on the pag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Name of the page </text:p>
          </table:table-cell>
          <table:table-cell table:style-name="ce7" office:value-type="string">
            <text:p>First page should be open</text:p>
          </table:table-cell>
          <table:table-cell office:value-type="string">
            <text:p>Name of the page </text:p>
          </table:table-cell>
          <table:table-cell table:style-name="ce8" office:value-type="string">
            <text:p>1.Open the first page <text:s text:c="5"/>2.Check name of the page</text:p>
          </table:table-cell>
          <table:table-cell table:style-name="ce10" office:value-type="string">
            <text:p>Page should be named as Rules &amp; regulations</text:p>
          </table:table-cell>
          <table:table-cell table:style-name="ce7" office:value-type="string">
            <text:p>Page is not given any name</text:p>
          </table:table-cell>
          <table:table-cell office:value-type="string">
            <text:p>Fail</text:p>
          </table:table-cell>
          <table:table-cell office:value-type="date" office:date-value="2014-08-08">
            <text:p>08/08/14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heck DND menu </text:p>
          </table:table-cell>
          <table:table-cell table:style-name="ce7" office:value-type="string">
            <text:p>First page should be open</text:p>
          </table:table-cell>
          <table:table-cell office:value-type="string">
            <text:p>Check DND menu </text:p>
          </table:table-cell>
          <table:table-cell table:style-name="ce8" office:value-type="string">
            <text:p>1.Open Check DND page <text:s/>2.Enter the number <text:s text:c="7"/>3.Enter image verification code 4.Click on check box <text:s text:c="5"/>5.Click on Submit</text:p>
          </table:table-cell>
          <table:table-cell office:value-type="string">
            <text:p>Page should be directed to related link &amp; Status of the number/numbers specified should be shown</text:p>
          </table:table-cell>
          <table:table-cell office:value-type="string">
            <text:p>Page is directed to related link &amp; Status of the number/numbers specified is shown</text:p>
          </table:table-cell>
          <table:table-cell office:value-type="string">
            <text:p>Pass</text:p>
          </table:table-cell>
          <table:table-cell office:value-type="date" office:date-value="2014-08-08">
            <text:p>08/08/14</text:p>
          </table:table-cell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Security of Website</text:p>
          </table:table-cell>
          <table:table-cell table:style-name="ce7" office:value-type="string">
            <text:p>Home page should be open</text:p>
          </table:table-cell>
          <table:table-cell table:style-name="ce8" office:value-type="string">
            <text:p>Links of different pages of the website </text:p>
          </table:table-cell>
          <table:table-cell table:style-name="ce10" office:value-type="string">
            <text:p>1.Open the Home page <text:s/>2.Enter any internal URL directly in browser address bar without login <text:s text:c="6"/></text:p>
          </table:table-cell>
          <table:table-cell table:style-name="ce22" office:value-type="string">
            <text:p>Internal pages should not open. </text:p>
          </table:table-cell>
          <table:table-cell table:style-name="ce22" office:value-type="string">
            <text:p>Internal pages does not open. </text:p>
          </table:table-cell>
          <table:table-cell office:value-type="string">
            <text:p>Pass</text:p>
          </table:table-cell>
          <table:table-cell office:value-type="date" office:date-value="2014-08-08">
            <text:p>08/08/14</text:p>
          </table:table-cell>
        </table:table-row>
        <table:table-row table:style-name="ro6">
          <table:table-cell office:value-type="float" office:value="39">
            <text:p>39</text:p>
          </table:table-cell>
          <table:table-cell table:style-name="ce8" office:value-type="string">
            <text:p>Compatibility with other browsers</text:p>
          </table:table-cell>
          <table:table-cell office:value-type="string">
            <text:p>Other browsers should be available</text:p>
          </table:table-cell>
          <table:table-cell office:value-type="string">
            <text:p>Website address</text:p>
          </table:table-cell>
          <table:table-cell table:style-name="ce10" office:value-type="string">
            <text:p>1.Open any browser <text:s text:c="11"/>2.Type the web address in address bar </text:p>
          </table:table-cell>
          <table:table-cell office:value-type="string">
            <text:p>website should open</text:p>
          </table:table-cell>
          <table:table-cell office:value-type="string">
            <text:p>website is opened </text:p>
          </table:table-cell>
          <table:table-cell table:style-name="ce19" office:value-type="string">
            <text:p>Pass</text:p>
          </table:table-cell>
          <table:table-cell office:value-type="date" office:date-value="2014-08-08">
            <text:p>08/08/14</text:p>
          </table:table-cell>
        </table:table-row>
      </table:table>
      <table:table table:name="Sheet2" table:style-name="ta1" table:print="false"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1" table:default-cell-style-name="ce13"/>
        <table:table-column table:style-name="co1" table:default-cell-style-name="ce5"/>
        <table:table-row table:style-name="ro1">
          <table:table-cell table:style-name="ce1" office:value-type="string" table:number-columns-spanned="5" table:number-rows-spanned="1">
            <text:p>Defect report</text:p>
          </table:table-cell>
          <table:covered-table-cell table:number-columns-repeated="4" table:style-name="Default"/>
        </table:table-row>
        <table:table-row table:style-name="ro6">
          <table:table-cell table:style-name="ce6" office:value-type="string">
            <text:p>Defect ID</text:p>
          </table:table-cell>
          <table:table-cell table:style-name="ce6" office:value-type="string">
            <text:p>Defect name</text:p>
          </table:table-cell>
          <table:table-cell table:style-name="ce9" office:value-type="string">
            <text:p>Defect</text:p>
          </table:table-cell>
          <table:table-cell table:style-name="ce14" office:value-type="string">
            <text:p>Reported on</text:p>
          </table:table-cell>
          <table:table-cell table:style-name="ce6" office:value-type="string">
            <text:p>Status Pending / Repaired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Login page</text:p>
          </table:table-cell>
          <table:table-cell table:style-name="ce10" office:value-type="string">
            <text:p>Registration for new user</text:p>
          </table:table-cell>
          <table:table-cell office:value-type="date" office:date-value="2014-07-08">
            <text:p>07/08/14</text:p>
          </table:table-cell>
          <table:table-cell table:style-name="ce15" office:value-type="string">
            <text:p>Pendin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gin page</text:p>
          </table:table-cell>
          <table:table-cell office:value-type="string">
            <text:p>Call now button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Rules &amp; regulations </text:p>
          </table:table-cell>
          <table:table-cell table:style-name="ce8" office:value-type="string">
            <text:p>Rules &amp; regulations (Content written)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table:style-name="ce8" office:value-type="string">
            <text:p>Text SMS, Voice SMS menu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end SMS menu</text:p>
          </table:table-cell>
          <table:table-cell table:style-name="ce8" office:value-type="string">
            <text:p>Message &amp; Number fields &amp; Save button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end SMS menu</text:p>
          </table:table-cell>
          <table:table-cell office:value-type="string">
            <text:p>Enter Message box 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nd SMS menu</text:p>
          </table:table-cell>
          <table:table-cell office:value-type="string">
            <text:p>Mobile numbers box 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8" office:value-type="string">
            <text:p>Msg Template menu position</text:p>
          </table:table-cell>
          <table:table-cell table:style-name="ce8" office:value-type="string">
            <text:p>Msg Template menu position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Groups menu 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MS History page </text:p>
          </table:table-cell>
          <table:table-cell office:value-type="string">
            <text:p>SMS History page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MS History page </text:p>
          </table:table-cell>
          <table:table-cell office:value-type="string">
            <text:p>SMS History page</text:p>
          </table:table-cell>
          <table:table-cell office:value-type="date" office:date-value="2014-07-08">
            <text:p>07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2" table:style-name="ce8" office:value-type="string">
            <text:p>Ask for more SMS menu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Home Icon <text:s/></text:p>
          </table:table-cell>
          <table:table-cell table:style-name="ce8" office:value-type="string">
            <text:p>Home Icon on every page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sg Template menu</text:p>
          </table:table-cell>
          <table:table-cell office:value-type="string">
            <text:p>Save butt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sg Template page</text:p>
          </table:table-cell>
          <table:table-cell office:value-type="string">
            <text:p>Delete opti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Msg Template page</text:p>
          </table:table-cell>
          <table:table-cell table:style-name="ce8" office:value-type="string">
            <text:p>Previously saved templates option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sg Template page</text:p>
          </table:table-cell>
          <table:table-cell office:value-type="string">
            <text:p>Edit &amp; Update option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Contact sedna Icon <text:s/></text:p>
          </table:table-cell>
          <table:table-cell table:style-name="ce8" office:value-type="string">
            <text:p>Contact sedna Icon on every page </text:p>
          </table:table-cell>
          <table:table-cell office:value-type="date" office:date-value="2014-08-08">
            <text:p>08/08/14</text:p>
          </table:table-cell>
          <table:table-cell table:style-name="ce15" office:value-type="string">
            <text:p>Pending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eate group menu</text:p>
          </table:table-cell>
          <table:table-cell office:value-type="string">
            <text:p>Save butt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eate group menu</text:p>
          </table:table-cell>
          <table:table-cell office:value-type="string">
            <text:p>Delete opti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Create group menu</text:p>
          </table:table-cell>
          <table:table-cell table:style-name="ce8" office:value-type="string">
            <text:p>Previously saved templates option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group menu</text:p>
          </table:table-cell>
          <table:table-cell office:value-type="string">
            <text:p>Edit &amp; Update option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pdate group menu</text:p>
          </table:table-cell>
          <table:table-cell office:value-type="string">
            <text:p>Saved numbers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pdate group menu</text:p>
          </table:table-cell>
          <table:table-cell office:value-type="string">
            <text:p>Name of the page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2" table:style-name="ce8" office:value-type="string">
            <text:p>Update group menu positi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8" office:value-type="string">
            <text:p>Delete group menu Position</text:p>
          </table:table-cell>
          <table:table-cell table:style-name="ce8" office:value-type="string">
            <text:p>Delete group menu positi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2" table:style-name="ce8" office:value-type="string">
            <text:p>Delete Template menu positi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eate group menu</text:p>
          </table:table-cell>
          <table:table-cell office:value-type="string">
            <text:p>Save Name opti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end SMS menu</text:p>
          </table:table-cell>
          <table:table-cell office:value-type="string">
            <text:p>Number field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end SMS menu</text:p>
          </table:table-cell>
          <table:table-cell office:value-type="string">
            <text:p>Signature field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nd SMS menu</text:p>
          </table:table-cell>
          <table:table-cell office:value-type="string">
            <text:p>Contact list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Contacts menu option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Name of the page </text:p>
          </table:table-cell>
          <table:table-cell office:value-type="date" office:date-value="2014-08-08">
            <text:p>08/08/14</text:p>
          </table:table-cell>
          <table:table-cell office:value-type="string">
            <text:p>Pending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8/08/2014</text:date>, <text:time>18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0:11.64</meta:creation-date>
    <dc:date>2014-08-08T18:58:52.02</dc:date>
    <meta:editing-duration>PT8H2M51S</meta:editing-duration>
    <meta:editing-cycles>32</meta:editing-cycles>
    <meta:generator>OpenOffice.org/3.4.1$Win32 OpenOffice.org_project/341m1$Build-9593</meta:generator>
    <meta:document-statistic meta:table-count="3" meta:cell-count="532" meta:object-count="0"/>
  </office:meta>
</office:document-meta>
</file>